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03d" officeooo:paragraph-rsid="000e50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relationship between Task 2 and Task 1 is that, with the default values all being 10 for Test 3 in Task 2, the elements in the priority queue are essentially a regular queue, considering the fact that all the element have the same priority. As a result, if we dequeue any element, then the first element in the priority queue will be removed, due to the fact that, all the elements have the same priority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8T22:57:51.069189820</meta:creation-date>
    <dc:date>2020-07-08T23:00:17.023577271</dc:date>
    <meta:editing-duration>PT2M26S</meta:editing-duration>
    <meta:editing-cycles>1</meta:editing-cycles>
    <meta:document-statistic meta:table-count="0" meta:image-count="0" meta:object-count="0" meta:page-count="1" meta:paragraph-count="1" meta:word-count="76" meta:character-count="409" meta:non-whitespace-character-count="334"/>
    <meta:generator>LibreOffice/6.4.3.2$Linux_X86_64 LibreOffice_project/40$Build-2</meta:generator>
  </office:meta>
</office:document-meta>
</file>